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P2" style:parent-style-name="Textbody" style:family="paragraph">
      <style:paragraph-properties fo:margin-bottom="0in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/>
    <style:style style:name="P5" style:parent-style-name="Textbody" style:family="paragraph">
      <style:paragraph-properties fo:margin-bottom="0in"/>
      <style:text-properties fo:background-color="#00FF00"/>
    </style:style>
    <style:style style:name="P6" style:parent-style-name="Textbody" style:family="paragraph">
      <style:paragraph-properties fo:margin-bottom="0in"/>
    </style:style>
    <style:style style:name="P7" style:parent-style-name="Textbody" style:family="paragraph">
      <style:paragraph-properties fo:margin-bottom="0in"/>
      <style:text-properties fo:background-color="#00FF00"/>
    </style:style>
    <style:style style:name="P8" style:parent-style-name="Textbody" style:family="paragraph"/>
    <style:style style:name="P9" style:parent-style-name="Textbody" style:family="paragraph">
      <style:paragraph-properties fo:margin-bottom="0in"/>
      <style:text-properties fo:background-color="#00FF00"/>
    </style:style>
    <style:style style:name="P10" style:parent-style-name="Textbody" style:family="paragraph">
      <style:paragraph-properties fo:margin-bottom="0in"/>
    </style:style>
    <style:style style:name="P11" style:parent-style-name="Textbody" style:family="paragraph"/>
    <style:style style:name="P12" style:parent-style-name="Textbody" style:family="paragraph">
      <style:paragraph-properties fo:margin-bottom="0in"/>
    </style:style>
    <style:style style:name="P13" style:parent-style-name="Textbody" style:family="paragraph">
      <style:paragraph-properties fo:margin-bottom="0in"/>
    </style:style>
    <style:style style:name="P14" style:parent-style-name="Textbody" style:family="paragraph"/>
    <style:style style:name="P15" style:parent-style-name="Textbody" style:family="paragraph">
      <style:paragraph-properties fo:margin-bottom="0in"/>
    </style:style>
    <style:style style:name="P16" style:parent-style-name="Textbody" style:family="paragraph"/>
    <style:style style:name="P17" style:parent-style-name="Textbody" style:family="paragraph">
      <style:paragraph-properties fo:margin-bottom="0in"/>
    </style:style>
    <style:style style:name="P18" style:parent-style-name="Textbody" style:family="paragraph">
      <style:paragraph-properties fo:margin-bottom="0in"/>
    </style:style>
    <style:style style:name="P19" style:parent-style-name="Textbody" style:family="paragraph"/>
    <style:style style:name="P20" style:parent-style-name="Textbody" style:family="paragraph">
      <style:paragraph-properties fo:margin-bottom="0in"/>
    </style:style>
    <style:style style:name="P21" style:parent-style-name="Textbody" style:family="paragraph">
      <style:paragraph-properties fo:margin-bottom="0in"/>
    </style:style>
    <style:style style:name="P22" style:parent-style-name="Textbody" style:family="paragraph">
      <style:paragraph-properties fo:margin-bottom="0in"/>
    </style:style>
    <style:style style:name="P23" style:parent-style-name="Textbody" style:family="paragraph">
      <style:paragraph-properties fo:margin-bottom="0in"/>
    </style:style>
    <style:style style:name="P24" style:parent-style-name="Textbody" style:family="paragraph"/>
    <style:style style:name="P25" style:parent-style-name="Textbody" style:family="paragraph">
      <style:paragraph-properties fo:margin-bottom="0in"/>
    </style:style>
    <style:style style:name="P26" style:parent-style-name="Textbody" style:family="paragraph">
      <style:paragraph-properties fo:margin-bottom="0in"/>
    </style:style>
    <style:style style:name="P27" style:parent-style-name="Textbody" style:family="paragraph"/>
    <style:style style:name="P28" style:parent-style-name="Textbody" style:family="paragraph">
      <style:paragraph-properties fo:margin-bottom="0in"/>
    </style:style>
    <style:style style:name="P29" style:parent-style-name="Textbody" style:family="paragraph">
      <style:paragraph-properties fo:margin-bottom="0in"/>
    </style:style>
    <style:style style:name="P30" style:parent-style-name="Textbody" style:family="paragraph"/>
    <style:style style:name="P31" style:parent-style-name="Textbody" style:family="paragraph">
      <style:paragraph-properties fo:margin-bottom="0in"/>
    </style:style>
    <style:style style:name="P32" style:parent-style-name="Textbody" style:family="paragraph">
      <style:paragraph-properties fo:margin-bottom="0in"/>
    </style:style>
    <style:style style:name="P33" style:parent-style-name="Textbody" style:family="paragraph"/>
    <style:style style:name="P34" style:parent-style-name="Textbody" style:family="paragraph">
      <style:paragraph-properties fo:margin-bottom="0in"/>
    </style:style>
    <style:style style:name="P35" style:parent-style-name="Textbody" style:family="paragraph">
      <style:paragraph-properties fo:margin-bottom="0in"/>
    </style:style>
    <style:style style:name="P36" style:parent-style-name="Textbody" style:family="paragraph">
      <style:paragraph-properties fo:margin-bottom="0in"/>
    </style:style>
    <style:style style:name="P37" style:parent-style-name="Textbody" style:family="paragraph">
      <style:paragraph-properties fo:margin-bottom="0in"/>
    </style:style>
    <style:style style:name="P38" style:parent-style-name="Textbody" style:family="paragraph">
      <style:paragraph-properties fo:margin-bottom="0in"/>
    </style:style>
    <style:style style:name="P39" style:parent-style-name="Textbody" style:family="paragraph"/>
    <style:style style:name="P40" style:parent-style-name="Textbody" style:family="paragraph">
      <style:paragraph-properties fo:margin-bottom="0in"/>
    </style:style>
    <style:style style:name="P41" style:parent-style-name="Textbody" style:family="paragraph">
      <style:paragraph-properties fo:margin-bottom="0in"/>
    </style:style>
    <style:style style:name="P42" style:parent-style-name="Textbody" style:family="paragraph">
      <style:paragraph-properties fo:margin-bottom="0in"/>
    </style:style>
    <style:style style:name="P43" style:parent-style-name="Textbody" style:family="paragraph">
      <style:paragraph-properties fo:margin-bottom="0in"/>
    </style:style>
    <style:style style:name="P44" style:parent-style-name="Textbody" style:family="paragraph">
      <style:paragraph-properties fo:margin-bottom="0in"/>
    </style:style>
    <style:style style:name="P45" style:parent-style-name="Textbody" style:family="paragraph">
      <style:paragraph-properties fo:margin-bottom="0in"/>
    </style:style>
    <style:style style:name="P46" style:parent-style-name="Textbody" style:family="paragraph"/>
    <style:style style:name="P47" style:parent-style-name="Textbody" style:family="paragraph">
      <style:paragraph-properties fo:margin-bottom="0in"/>
    </style:style>
    <style:style style:name="P48" style:parent-style-name="Textbody" style:family="paragraph">
      <style:paragraph-properties fo:margin-bottom="0in"/>
    </style:style>
    <style:style style:name="P49" style:parent-style-name="Textbody" style:family="paragraph"/>
    <style:style style:name="P50" style:parent-style-name="Textbody" style:family="paragraph">
      <style:paragraph-properties fo:margin-bottom="0in"/>
    </style:style>
    <style:style style:name="P51" style:parent-style-name="Textbody" style:family="paragraph">
      <style:paragraph-properties fo:margin-bottom="0in"/>
    </style:style>
    <style:style style:name="P52" style:parent-style-name="Textbody" style:family="paragraph">
      <style:paragraph-properties fo:margin-bottom="0in"/>
    </style:style>
    <style:style style:name="P53" style:parent-style-name="Textbody" style:family="paragraph"/>
    <style:style style:name="P54" style:parent-style-name="Textbody" style:family="paragraph">
      <style:paragraph-properties fo:margin-bottom="0in"/>
    </style:style>
    <style:style style:name="P55" style:parent-style-name="Textbody" style:family="paragraph"/>
    <style:style style:name="P56" style:parent-style-name="Textbody" style:family="paragraph">
      <style:paragraph-properties fo:margin-bottom="0in"/>
    </style:style>
    <style:style style:name="P57" style:parent-style-name="Textbody" style:family="paragraph">
      <style:paragraph-properties fo:margin-bottom="0in"/>
    </style:style>
    <style:style style:name="P58" style:parent-style-name="Textbody" style:family="paragraph">
      <style:paragraph-properties fo:margin-bottom="0in"/>
    </style:style>
    <style:style style:name="P59" style:parent-style-name="Textbody" style:family="paragraph">
      <style:paragraph-properties fo:margin-bottom="0in"/>
    </style:style>
    <style:style style:name="P60" style:parent-style-name="Textbody" style:family="paragraph"/>
    <style:style style:name="P61" style:parent-style-name="Textbody" style:family="paragraph">
      <style:paragraph-properties fo:margin-bottom="0in"/>
    </style:style>
    <style:style style:name="P62" style:parent-style-name="Textbody" style:family="paragraph">
      <style:paragraph-properties fo:margin-bottom="0in"/>
    </style:style>
    <style:style style:name="P63" style:parent-style-name="Textbody" style:family="paragraph">
      <style:paragraph-properties fo:margin-bottom="0in"/>
    </style:style>
    <style:style style:name="P64" style:parent-style-name="Textbody" style:family="paragraph">
      <style:paragraph-properties fo:margin-bottom="0in"/>
    </style:style>
    <style:style style:name="P65" style:parent-style-name="Textbody" style:family="paragraph"/>
    <style:style style:name="P66" style:parent-style-name="Textbody" style:family="paragraph">
      <style:paragraph-properties fo:margin-bottom="0in"/>
    </style:style>
    <style:style style:name="P67" style:parent-style-name="Textbody" style:family="paragraph">
      <style:paragraph-properties fo:margin-bottom="0in"/>
    </style:style>
    <style:style style:name="P68" style:parent-style-name="Textbody" style:family="paragraph">
      <style:paragraph-properties fo:margin-bottom="0in"/>
    </style:style>
    <style:style style:name="P69" style:parent-style-name="Textbody" style:family="paragraph">
      <style:paragraph-properties fo:margin-bottom="0in"/>
    </style:style>
    <style:style style:name="P70" style:parent-style-name="Textbody" style:family="paragraph"/>
    <style:style style:name="P71" style:parent-style-name="Textbody" style:family="paragraph">
      <style:paragraph-properties fo:margin-bottom="0in"/>
    </style:style>
    <style:style style:name="P72" style:parent-style-name="Textbody" style:family="paragraph">
      <style:paragraph-properties fo:margin-bottom="0in"/>
    </style:style>
    <style:style style:name="P73" style:parent-style-name="Textbody" style:family="paragraph">
      <style:paragraph-properties fo:margin-bottom="0in"/>
    </style:style>
    <style:style style:name="P74" style:parent-style-name="Textbody" style:family="paragraph">
      <style:paragraph-properties fo:margin-bottom="0in"/>
    </style:style>
    <style:style style:name="P75" style:parent-style-name="Textbody" style:family="paragraph"/>
    <style:style style:name="P76" style:parent-style-name="Textbody" style:family="paragraph">
      <style:paragraph-properties fo:margin-bottom="0in"/>
    </style:style>
    <style:style style:name="P77" style:parent-style-name="Textbody" style:family="paragraph">
      <style:paragraph-properties fo:margin-bottom="0in"/>
    </style:style>
    <style:style style:name="P78" style:parent-style-name="Textbody" style:family="paragraph"/>
    <style:style style:name="P79" style:parent-style-name="Textbody" style:family="paragraph">
      <style:paragraph-properties fo:margin-bottom="0in"/>
    </style:style>
    <style:style style:name="P80" style:parent-style-name="Textbody" style:family="paragraph">
      <style:paragraph-properties fo:margin-bottom="0in"/>
    </style:style>
    <style:style style:name="P81" style:parent-style-name="Textbody" style:family="paragraph"/>
    <style:style style:name="P82" style:parent-style-name="Textbody" style:family="paragraph">
      <style:paragraph-properties fo:margin-bottom="0in"/>
    </style:style>
    <style:style style:name="P83" style:parent-style-name="Textbody" style:family="paragraph">
      <style:paragraph-properties fo:margin-bottom="0in"/>
    </style:style>
    <style:style style:name="P84" style:parent-style-name="Textbody" style:family="paragraph"/>
    <style:style style:name="P85" style:parent-style-name="Textbody" style:family="paragraph">
      <style:paragraph-properties fo:margin-bottom="0in"/>
    </style:style>
    <style:style style:name="P86" style:parent-style-name="Textbody" style:family="paragraph">
      <style:paragraph-properties fo:margin-bottom="0in"/>
    </style:style>
    <style:style style:name="P87" style:parent-style-name="Textbody" style:family="paragraph"/>
    <style:style style:name="P88" style:parent-style-name="Textbody" style:family="paragraph">
      <style:paragraph-properties fo:margin-bottom="0in"/>
    </style:style>
    <style:style style:name="P89" style:parent-style-name="Textbody" style:family="paragraph">
      <style:paragraph-properties fo:margin-bottom="0in"/>
    </style:style>
    <style:style style:name="P90" style:parent-style-name="Textbody" style:family="paragraph"/>
  </office:automatic-styles>
  <office:body>
    <office:text text:use-soft-page-breaks="true">
      <text:h text:style-name="P1" text:outline-level="1">Cahier des Charges - Application Web Centre Commercial</text:h>
      <text:h text:style-name="Titre2" text:outline-level="2">1. Présentation du Projet</text:h>
      <text:h text:style-name="Titre3" text:outline-level="3">1.1 Contexte</text:h>
      <text:p text:style-name="Textbody">Développement d'une application web pour un centre commercial permettant la gestion des boutiques et facilitant l'expérience d'achat des clients finaux.</text:p>
      <text:h text:style-name="Titre3" text:outline-level="3">1.2 Objectifs</text:h>
      <text:list text:style-name="LFO1" text:continue-numbering="true">
        <text:list-item>
          <text:p text:style-name="P2">Digitaliser la gestion du centre commercial</text:p>
        </text:list-item>
        <text:list-item>
          <text:p text:style-name="P3">Offrir une vitrine en ligne pour les boutiques</text:p>
        </text:list-item>
        <text:list-item>
          <text:p text:style-name="P4">Améliorer l'expérience client et faciliter les achats</text:p>
        </text:list-item>
      </text:list>
      <text:p text:style-name="HorizontalLine"/>
      <text:h text:style-name="Titre2" text:outline-level="2">2. Profils Utilisateurs</text:h>
      <text:h text:style-name="Titre3" text:outline-level="3">2.1 Administrateur Centre Commercial</text:h>
      <text:p text:style-name="Textbody">Gestion globale du centre commercial et supervision des boutiques.</text:p>
      <text:h text:style-name="Titre3" text:outline-level="3">2.2 Boutique (Commerçant)</text:h>
      <text:p text:style-name="Textbody">Gestion de sa propre boutique, produits et commandes.</text:p>
      <text:h text:style-name="Titre3" text:outline-level="3">2.3 Acheteur (Client Final)</text:h>
      <text:p text:style-name="Textbody">Navigation, recherche et achat de produits dans les différentes boutiques.</text:p>
      <text:p text:style-name="HorizontalLine"/>
      <text:h text:style-name="Titre2" text:outline-level="2">3. Fonctionnalités par Profil</text:h>
      <text:h text:style-name="Titre2" text:outline-level="2">3.1 ADMINISTRATEUR CENTRE COMMERCIAL</text:h>
      <text:h text:style-name="Titre3" text:outline-level="3">Gestion des Boutiques</text:h>
      <text:list text:style-name="LFO2" text:continue-numbering="true">
        <text:list-item>
          <text:p text:style-name="P5">Créer, modifier, suspendre ou supprimer une boutique</text:p>
        </text:list-item>
        <text:list-item>
          <text:p text:style-name="P6">Valider les demandes d'inscription des nouvelles boutiques</text:p>
        </text:list-item>
        <text:list-item>
          <text:p text:style-name="P7">Consulter la liste de toutes les boutiques avec filtres (catégorie, statut, emplacement)</text:p>
        </text:list-item>
        <text:list-item>
          <text:p text:style-name="P8">Voir les statistiques des boutiques (chiffre d'affaires, nombre de produits, commandes)</text:p>
        </text:list-item>
      </text:list>
      <text:h text:style-name="Titre3" text:outline-level="3">Gestion du Centre</text:h>
      <text:list text:style-name="LFO3" text:continue-numbering="true">
        <text:list-item>
          <text:p text:style-name="P9">Gérer les catégories de boutiques (mode, alimentation, électronique, etc.)</text:p>
        </text:list-item>
        <text:list-item>
          <text:p text:style-name="P10">Définir les emplacements physiques dans le centre (étage, zone)</text:p>
        </text:list-item>
        <text:list-item>
          <text:p text:style-name="P11">Gérer les informations du centre (horaires, adresse, contact)</text:p>
        </text:list-item>
      </text:list>
      <text:soft-page-break/>
      <text:h text:style-name="Titre3" text:outline-level="3">Tableau de Bord</text:h>
      <text:list text:style-name="LFO4" text:continue-numbering="true">
        <text:list-item>
          <text:p text:style-name="P12">Vue d'ensemble des statistiques globales (nombre de boutiques actives, clients inscrits, commandes du jour)</text:p>
        </text:list-item>
        <text:list-item>
          <text:p text:style-name="P13">Graphiques de performance du centre commercial</text:p>
        </text:list-item>
        <text:list-item>
          <text:p text:style-name="P14">Liste des dernières activités (nouvelles inscriptions, commandes récentes)</text:p>
        </text:list-item>
      </text:list>
      <text:h text:style-name="Titre3" text:outline-level="3">Gestion des Utilisateurs</text:h>
      <text:list text:style-name="LFO5" text:continue-numbering="true">
        <text:list-item>
          <text:p text:style-name="P15">Consulter la liste des clients inscrits</text:p>
        </text:list-item>
        <text:list-item>
          <text:p text:style-name="P16">Bloquer ou débloquer des comptes clients si nécessaire</text:p>
        </text:list-item>
      </text:list>
      <text:p text:style-name="HorizontalLine"/>
      <text:h text:style-name="Titre2" text:outline-level="2">3.2 BOUTIQUE (COMMERÇANT)</text:h>
      <text:h text:style-name="Titre3" text:outline-level="3">Gestion du Compte Boutique</text:h>
      <text:list text:style-name="LFO6" text:continue-numbering="true">
        <text:list-item>
          <text:p text:style-name="P17">Inscription avec validation par l'administrateur</text:p>
        </text:list-item>
        <text:list-item>
          <text:p text:style-name="P18">Connexion sécurisée</text:p>
        </text:list-item>
        <text:list-item>
          <text:p text:style-name="P19">Modifier les informations de la boutique (nom, description, logo, horaires, numéro de contact)</text:p>
        </text:list-item>
      </text:list>
      <text:h text:style-name="Titre3" text:outline-level="3">Gestion des Produits</text:h>
      <text:list text:style-name="LFO7" text:continue-numbering="true">
        <text:list-item>
          <text:p text:style-name="P20">Ajouter un nouveau produit (nom, description, prix, stock, images, catégorie)</text:p>
        </text:list-item>
        <text:list-item>
          <text:p text:style-name="P21">Modifier les informations d'un produit</text:p>
        </text:list-item>
        <text:list-item>
          <text:p text:style-name="P22">Supprimer un produit</text:p>
        </text:list-item>
        <text:list-item>
          <text:p text:style-name="P23">Gérer le stock (quantité disponible, alerte stock bas)</text:p>
        </text:list-item>
        <text:list-item>
          <text:p text:style-name="P24">Mettre des produits en promotion</text:p>
        </text:list-item>
      </text:list>
      <text:h text:style-name="Titre3" text:outline-level="3">Gestion des Commandes</text:h>
      <text:list text:style-name="LFO8" text:continue-numbering="true">
        <text:list-item>
          <text:p text:style-name="P25">Consulter les commandes reçues (nouvelles, en préparation, prêtes, livrées)</text:p>
        </text:list-item>
        <text:list-item>
          <text:p text:style-name="P26">Changer le statut d'une commande</text:p>
        </text:list-item>
        <text:list-item>
          <text:p text:style-name="P27">Voir les détails d'une commande (produits, quantités, client, montant)</text:p>
        </text:list-item>
      </text:list>
      <text:h text:style-name="Titre3" text:outline-level="3">Tableau de Bord Boutique</text:h>
      <text:list text:style-name="LFO9" text:continue-numbering="true">
        <text:list-item>
          <text:p text:style-name="P28">Statistiques de vente (chiffre d'affaires du jour/semaine/mois)</text:p>
        </text:list-item>
        <text:list-item>
          <text:p text:style-name="P29">Produits les plus vendus</text:p>
        </text:list-item>
        <text:list-item>
          <text:p text:style-name="P30">Nombre de commandes en attente</text:p>
        </text:list-item>
      </text:list>
      <text:p text:style-name="HorizontalLine"/>
      <text:h text:style-name="Titre2" text:outline-level="2">3.3 ACHETEUR (CLIENT FINAL)</text:h>
      <text:h text:style-name="Titre3" text:outline-level="3">Gestion du Compte Client</text:h>
      <text:list text:style-name="LFO10" text:continue-numbering="true">
        <text:list-item>
          <text:p text:style-name="P31">Inscription avec email et mot de passe</text:p>
        </text:list-item>
        <text:list-item>
          <text:p text:style-name="P32">Connexion sécurisée</text:p>
        </text:list-item>
        <text:list-item>
          <text:p text:style-name="P33">Modifier son profil (nom, prénom, téléphone, adresse)</text:p>
        </text:list-item>
      </text:list>
      <text:soft-page-break/>
      <text:h text:style-name="Titre3" text:outline-level="3">Navigation et Recherche</text:h>
      <text:list text:style-name="LFO11" text:continue-numbering="true">
        <text:list-item>
          <text:p text:style-name="P34">Parcourir la liste des boutiques du centre commercial</text:p>
        </text:list-item>
        <text:list-item>
          <text:p text:style-name="P35">Filtrer les boutiques par catégorie</text:p>
        </text:list-item>
        <text:list-item>
          <text:p text:style-name="P36">Rechercher une boutique par nom</text:p>
        </text:list-item>
        <text:list-item>
          <text:p text:style-name="P37">Consulter la page d'une boutique (informations, produits disponibles)</text:p>
        </text:list-item>
        <text:list-item>
          <text:p text:style-name="P38">Rechercher des produits par nom ou catégorie</text:p>
        </text:list-item>
        <text:list-item>
          <text:p text:style-name="P39">Voir les détails d'un produit (description, prix, disponibilité, images)</text:p>
        </text:list-item>
      </text:list>
      <text:h text:style-name="Titre3" text:outline-level="3">Panier et Commande</text:h>
      <text:list text:style-name="LFO12" text:continue-numbering="true">
        <text:list-item>
          <text:p text:style-name="P40">Ajouter des produits au panier</text:p>
        </text:list-item>
        <text:list-item>
          <text:p text:style-name="P41">Modifier les quantités dans le panier</text:p>
        </text:list-item>
        <text:list-item>
          <text:p text:style-name="P42">Supprimer des produits du panier</text:p>
        </text:list-item>
        <text:list-item>
          <text:p text:style-name="P43">Voir le récapitulatif du panier (produits, quantités, total)</text:p>
        </text:list-item>
        <text:list-item>
          <text:p text:style-name="P44">Passer commande (un panier peut contenir des produits de plusieurs boutiques)</text:p>
        </text:list-item>
        <text:list-item>
          <text:p text:style-name="P45">Consulter l'historique de ses commandes</text:p>
        </text:list-item>
        <text:list-item>
          <text:p text:style-name="P46">Voir le statut de ses commandes en cours</text:p>
        </text:list-item>
      </text:list>
      <text:h text:style-name="Titre3" text:outline-level="3">Page d'Accueil Client</text:h>
      <text:list text:style-name="LFO13" text:continue-numbering="true">
        <text:list-item>
          <text:p text:style-name="P47">Afficher les boutiques du centre</text:p>
        </text:list-item>
        <text:list-item>
          <text:p text:style-name="P48">Afficher les produits en promotion</text:p>
        </text:list-item>
        <text:list-item>
          <text:p text:style-name="P49">Barre de recherche globale</text:p>
        </text:list-item>
      </text:list>
      <text:p text:style-name="HorizontalLine"/>
      <text:h text:style-name="Titre2" text:outline-level="2">4. Fonctionnalités Transversales</text:h>
      <text:h text:style-name="Titre3" text:outline-level="3">Authentification et Sécurité</text:h>
      <text:list text:style-name="LFO14" text:continue-numbering="true">
        <text:list-item>
          <text:p text:style-name="P50">Système de connexion/déconnexion sécurisé</text:p>
        </text:list-item>
        <text:list-item>
          <text:p text:style-name="P51">Gestion des sessions utilisateur</text:p>
        </text:list-item>
        <text:list-item>
          <text:p text:style-name="P52">Hashage des mots de passe</text:p>
        </text:list-item>
        <text:list-item>
          <text:p text:style-name="P53">Récupération de mot de passe par email</text:p>
        </text:list-item>
      </text:list>
      <text:h text:style-name="Titre3" text:outline-level="3">Notifications</text:h>
      <text:list text:style-name="LFO15" text:continue-numbering="true">
        <text:list-item>
          <text:p text:style-name="P54">Notification pour la boutique lors d'une nouvelle commande</text:p>
        </text:list-item>
        <text:list-item>
          <text:p text:style-name="P55">Notification pour le client lors du changement de statut de commande</text:p>
        </text:list-item>
      </text:list>
      <text:p text:style-name="HorizontalLine"/>
      <text:h text:style-name="Titre2" text:outline-level="2">5. Architecture Technique</text:h>
      <text:h text:style-name="Titre3" text:outline-level="3">5.1 Base de Données (MongoDB)</text:h>
      <text:p text:style-name="Textbody"><text:span text:style-name="StrongEmphasis">Collections principales :</text:span></text:p>
      <text:list text:style-name="LFO16" text:continue-numbering="true">
        <text:list-item>
          <text:p text:style-name="P56">Users (admin, boutique, client)</text:p>
        </text:list-item>
        <text:list-item>
          <text:p text:style-name="P57">Shops (boutiques)</text:p>
        </text:list-item>
        <text:list-item>
          <text:p text:style-name="P58">Products (produits)</text:p>
        </text:list-item>
        <text:list-item>
          <text:p text:style-name="P59">Orders (commandes)</text:p>
        </text:list-item>
        <text:list-item>
          <text:p text:style-name="P60">Categories (catégories de boutiques/produits)</text:p>
        </text:list-item>
      </text:list>
      <text:h text:style-name="Titre3" text:outline-level="3">5.2 Backend (Node.js + Express)</text:h>
      <text:list text:style-name="LFO17" text:continue-numbering="true">
        <text:list-item>
          <text:p text:style-name="P61">API RESTful</text:p>
        </text:list-item>
        <text:list-item>
          <text:p text:style-name="P62">Authentification JWT</text:p>
        </text:list-item>
        <text:list-item>
          <text:p text:style-name="P63">Validation des données</text:p>
        </text:list-item>
        <text:list-item>
          <text:p text:style-name="P64">Gestion des erreurs</text:p>
        </text:list-item>
        <text:list-item>
          <text:p text:style-name="P65">Middleware d'autorisation par rôle</text:p>
        </text:list-item>
      </text:list>
      <text:h text:style-name="Titre3" text:outline-level="3">5.3 Frontend (Angular)</text:h>
      <text:list text:style-name="LFO18" text:continue-numbering="true">
        <text:list-item>
          <text:p text:style-name="P66">Interface responsive</text:p>
        </text:list-item>
        <text:list-item>
          <text:p text:style-name="P67">Routing selon les profils</text:p>
        </text:list-item>
        <text:list-item>
          <text:p text:style-name="P68">Formulaires réactifs</text:p>
        </text:list-item>
        <text:list-item>
          <text:p text:style-name="P69">Gestion d'état</text:p>
        </text:list-item>
        <text:list-item>
          <text:p text:style-name="P70">Appels HTTP vers l'API</text:p>
        </text:list-item>
      </text:list>
      <text:p text:style-name="HorizontalLine"/>
      <text:h text:style-name="Titre2" text:outline-level="2">6. Livrables Attendus</text:h>
      <text:list text:style-name="LFO19" text:continue-numbering="true">
        <text:list-item>
          <text:p text:style-name="P71">Code source complet (Backend + Frontend)</text:p>
        </text:list-item>
        <text:list-item>
          <text:p text:style-name="P72">Base de données MongoDB avec données de test</text:p>
        </text:list-item>
        <text:list-item>
          <text:p text:style-name="P73">Documentation API</text:p>
        </text:list-item>
        <text:list-item>
          <text:p text:style-name="P74">Guide d'installation et de déploiement</text:p>
        </text:list-item>
        <text:list-item>
          <text:p text:style-name="P75">Comptes de test pour chaque profil</text:p>
        </text:list-item>
      </text:list>
      <text:p text:style-name="HorizontalLine"/>
      <text:h text:style-name="Titre2" text:outline-level="2">7. Proposition de Planning</text:h>
      <text:p text:style-name="Textbody"><text:span text:style-name="StrongEmphasis">Phase 1 - Fondations (Semaine 1-2)</text:span></text:p>
      <text:list text:style-name="LFO20" text:continue-numbering="true">
        <text:list-item>
          <text:p text:style-name="P76">Modélisation de la base de données</text:p>
        </text:list-item>
        <text:list-item>
          <text:p text:style-name="P77">Setup du projet (Backend + Frontend)</text:p>
        </text:list-item>
        <text:list-item>
          <text:p text:style-name="P78">Système d'authentification</text:p>
        </text:list-item>
      </text:list>
      <text:p text:style-name="Textbody"><text:span text:style-name="StrongEmphasis">Phase 2 - Fonctionnalités Admin (Semaine 3)</text:span></text:p>
      <text:list text:style-name="LFO21" text:continue-numbering="true">
        <text:list-item>
          <text:p text:style-name="P79">Dashboard admin</text:p>
        </text:list-item>
        <text:list-item>
          <text:p text:style-name="P80">Gestion des boutiques</text:p>
        </text:list-item>
        <text:list-item>
          <text:p text:style-name="P81">Gestion des catégories</text:p>
        </text:list-item>
      </text:list>
      <text:p text:style-name="Textbody"><text:span text:style-name="StrongEmphasis">Phase 3 - Fonctionnalités Boutique (Semaine 4-5)</text:span></text:p>
      <text:list text:style-name="LFO22" text:continue-numbering="true">
        <text:list-item>
          <text:p text:style-name="P82">Gestion des produits</text:p>
        </text:list-item>
        <text:list-item>
          <text:p text:style-name="P83">Gestion des commandes</text:p>
        </text:list-item>
        <text:list-item>
          <text:p text:style-name="P84">Dashboard boutique</text:p>
        </text:list-item>
      </text:list>
      <text:p text:style-name="Textbody"><text:span text:style-name="StrongEmphasis">Phase 4 - Fonctionnalités Client (Semaine 6-7)</text:span></text:p>
      <text:soft-page-break/>
      <text:list text:style-name="LFO23" text:continue-numbering="true">
        <text:list-item>
          <text:p text:style-name="P85">Navigation et recherche</text:p>
        </text:list-item>
        <text:list-item>
          <text:p text:style-name="P86">Panier et commande</text:p>
        </text:list-item>
        <text:list-item>
          <text:p text:style-name="P87">Profil client</text:p>
        </text:list-item>
      </text:list>
      <text:p text:style-name="Textbody"><text:span text:style-name="StrongEmphasis">Phase 5 - Finalisation (Semaine 8)</text:span></text:p>
      <text:list text:style-name="LFO24" text:continue-numbering="true">
        <text:list-item>
          <text:p text:style-name="P88">Tests et corrections</text:p>
        </text:list-item>
        <text:list-item>
          <text:p text:style-name="P89">Documentation</text:p>
        </text:list-item>
        <text:list-item>
          <text:p text:style-name="P90">Déploiement</text:p>
        </text:list-item>
      </text:list>
      <text:p text:style-name="HorizontalLine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Hoseia Rabemanantsoa</dc:creator>
    <meta:creation-date>2026-01-28T20:53:00Z</meta:creation-date>
    <dc:date>2026-01-29T08:02:00Z</dc:date>
    <meta:template xlink:href="Normal.dotm" xlink:type="simple"/>
    <meta:editing-cycles>3</meta:editing-cycles>
    <meta:editing-duration>PT4140S</meta:editing-duration>
    <meta:document-statistic meta:page-count="5" meta:paragraph-count="10" meta:word-count="777" meta:character-count="5045" meta:row-count="35" meta:non-whitespace-character-count="4278"/>
  </office:meta>
</office:document-meta>
</file>